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dobe Arabic" svg:font-family="'Adobe Arabic'"/>
    <style:font-face style:name="Adobe Heiti Std R" svg:font-family="'Adobe Heiti Std R'"/>
    <style:font-face style:name="Myriad Pro" svg:font-family="'Myriad Pro'"/>
    <style:font-face style:name="Miao Unicode Gr:c2sc=1" svg:font-family="'Miao Unicode Gr:c2sc=1'" style:font-adornments="Regular" style:font-pitch="variable"/>
    <style:font-face style:name="Miao Unicode Gr:onum=1" svg:font-family="'Miao Unicode Gr:onum=1'" style:font-adornments="Regular" style:font-pitch="variable"/>
    <style:font-face style:name="Miao Unicode Gr:onum=1&amp;smcp=1" svg:font-family="'Miao Unicode Gr:onum=1&amp;smcp=1'" style:font-adornments="Regular" style:font-pitch="variable"/>
    <style:font-face style:name="Miao Unicode Gr:smcp=1" svg:font-family="'Miao Unicode Gr:smcp=1'" style:font-adornments="Regular" style:font-pitch="variable"/>
    <style:font-face style:name="Mro Unicode" svg:font-family="'Mro Unicode'" style:font-adornments="Regular" style:font-pitch="variable"/>
  </office:font-face-decls>
  <office:automatic-styles>
    <style:style style:name="Table1" style:family="table">
      <style:table-properties style:width="170mm" table:align="margins"/>
    </style:style>
    <style:style style:name="Table1.A" style:family="table-column">
      <style:table-column-properties style:column-width="42.51mm" style:rel-column-width="16384*"/>
    </style:style>
    <style:style style:name="Table1.B" style:family="table-column">
      <style:table-column-properties style:column-width="42.49mm" style:rel-column-width="16383*"/>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P1" style:family="paragraph" style:parent-style-name="Standard">
      <style:text-properties officeooo:paragraph-rsid="008251e4"/>
    </style:style>
    <style:style style:name="P2" style:family="paragraph" style:parent-style-name="Standard">
      <style:text-properties officeooo:paragraph-rsid="008367b0"/>
    </style:style>
    <style:style style:name="P3" style:family="paragraph" style:parent-style-name="Standard" style:list-style-name="Numbering_20_2"/>
    <style:style style:name="P4" style:family="paragraph" style:parent-style-name="Standard" style:list-style-name="Numbering_20_1"/>
    <style:style style:name="P5" style:family="paragraph" style:parent-style-name="Table_20_Contents">
      <style:text-properties officeooo:paragraph-rsid="0085d442"/>
    </style:style>
    <style:style style:name="P6" style:family="paragraph" style:parent-style-name="Table_20_Contents">
      <style:text-properties officeooo:paragraph-rsid="00871f07"/>
    </style:style>
    <style:style style:name="P7" style:family="paragraph" style:parent-style-name="Heading_20_2">
      <style:text-properties officeooo:paragraph-rsid="0084a184"/>
    </style:style>
    <style:style style:name="P8" style:family="paragraph" style:parent-style-name="Heading_20_3">
      <style:text-properties officeooo:paragraph-rsid="008367b0"/>
    </style:style>
    <style:style style:name="T1" style:family="text">
      <style:text-properties officeooo:rsid="008367b0"/>
    </style:style>
    <style:style style:name="T2" style:family="text">
      <style:text-properties officeooo:rsid="0084a184"/>
    </style:style>
    <style:style style:name="T3" style:family="text">
      <style:text-properties officeooo:rsid="00857fce"/>
    </style:style>
    <style:style style:name="T4" style:family="text">
      <style:text-properties officeooo:rsid="0085d442"/>
    </style:style>
    <style:style style:name="T5" style:family="text">
      <style:text-properties officeooo:rsid="00885c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ao Graphite Test</text:h>
      <text:h text:style-name="P7" text:outline-level="2"><text:span text:style-name="T2">Glyphs</text:span></text:h>
      <text:h text:style-name="Heading_20_3" text:outline-level="3">Initials (consonants):</text:h>
      <text:p text:style-name="Standard">𖼀 𖼁 𖼂 𖼃 𖼄 𖼅 𖼆 𖼇 𖼈 𖼉 𖼊 𖼋 𖼌 𖼍 𖼎 𖼏 𖼐 𖼑 𖼒 𖼓 𖼔 𖼕 𖼖 𖼗 𖼘 𖼙 𖼚 𖼛 𖼜 𖼝 𖼞 𖼟 𖼠 𖼡 𖼢 𖼣 𖼤 𖼥 𖼦 𖼧 𖼨 𖼩 𖼪 𖼫 𖼬 𖼭 𖼮 𖼯 𖼰 𖼱 𖼲 𖼳 𖼴 𖼵 𖼶 𖼷 𖼸 𖼹 𖼺 𖼻 𖼼 𖼽 𖼾 𖼿 𖽀 𖽁 𖽂 𖽃 𖽄</text:p>
      <text:h text:style-name="Heading_20_3" text:outline-level="3">Modifiers (nasalization, aspiration, voicing):</text:h>
      <text:p text:style-name="Standard">𖽐 𖽑 𖽒 𖽓</text:p>
      <text:h text:style-name="Heading_20_3" text:outline-level="3">Finals (vowels and nasals): </text:h>
      <text:p text:style-name="Standard">𖽔 𖽕 𖽖 𖽗 𖽘 𖽙 𖽚 𖽛 𖽜 𖽝 𖽞 𖽟 𖽠 𖽡 𖽢 𖽣 𖽤 𖽥 𖽦 𖽧 𖽨 𖽩 𖽪 𖽫 𖽬 𖽭 𖽮 𖽯 𖽰 𖽱 𖽲 𖽳 𖽴 𖽵 𖽶 𖽷 𖽸 𖽹 𖽺 𖽻 𖽼 𖽽 𖽾</text:p>
      <text:h text:style-name="Heading_20_3" text:outline-level="3">Tones:</text:h>
      <text:p text:style-name="Standard">𖾏 𖾐 𖾑 𖾒 𖾓 𖾔 𖾕 𖾖 𖾗 𖾘 𖾙 𖾚 𖾛 𖾜 𖾝 𖾞 𖾟</text:p>
      <text:h text:style-name="Heading_20_2" text:outline-level="2">Test:</text:h>
      <text:h text:style-name="Heading_20_3" text:outline-level="3">Tone positions:</text:h>
      <text:p text:style-name="P1">𖼁𖽮𖽴 𖼁𖽮𖾏 𖼁𖽮𖾐 𖼁𖽮𖽴𖾐 𖼁𖽮𖾑 𖼁𖽮𖽴𖾑 𖼁𖽮𖾒 𖼁𖽮𖽴𖾒 <text:s text:c="2"/>𖼤𖽮𖽴 𖼤𖽮𖾏 𖼤𖽮𖾐 𖼤𖽮𖽴𖾐 𖼤𖽮𖾑 𖼤𖽮𖽴𖾑 𖼤𖽮𖾒 𖼤𖽮𖽴𖾒 𖼐𖽮𖽴 𖼐𖽮𖾏 𖼐𖽮𖾐 𖼐𖽮𖽴𖾐 𖼐𖽮𖾑 𖼐𖽮𖽴𖾑 𖼐𖽮𖾒 𖼐𖽮𖽴𖾒 𖼛𖽙𖾐</text:p>
      <text:h text:style-name="Heading_20_3" text:outline-level="3">Ordering with nasal marker &amp; aspiration:</text:h>
      <text:p text:style-name="Standard">𖼻𖽑𖽣𖽤𖾑 𖼻𖽑𖽨𖽲𖾑 𖼻𖽡𖽨𖾑 𖼻𖽠𖽲𖾑 𖼻𖽪𖽩𖾑 𖼻𖽡𖽪𖾑 𖼻𖽡𖽟𖾑 𖼻𖽤𖽝𖾑 𖼻𖽛𖽫𖾑 𖼻𖽚𖽛𖾑 𖼌𖽑𖽣𖽥𖾐</text:p>
      <text:p text:style-name="Standard">𖼈𖽐𖽑𖽼𖾑 𖼢𖽐𖽰𖾑 𖼼𖽐𖽳𖾑 𖽁𖽐𖽑𖽦𖾑 𖼴𖽑𖽐𖽠𖽳𖾑 𖼼𖽑𖽐 𖽀𖽑𖽐𖽛𖾑 𖽁𖽐𖽑𖽛𖾑 𖽀𖽐𖽑𖽜𖾑 𖼼𖽐𖽓𖽲𖾑</text:p>
      <text:h text:style-name="Heading_20_3" text:outline-level="3">Aspiration high kerning:</text:h>
      <text:p text:style-name="Standard">𖼀𖽑 𖼁𖽑 𖼂𖽑 𖼃𖽑 𖼄𖽑 𖼅𖽑 𖼆𖽑 𖼇𖽑 𖼈𖽑 𖼉𖽑 𖼊𖽑 𖼋𖽑 𖼌𖽑 𖼍𖽑 𖼎𖽑 𖼏𖽑 𖼐𖽑 𖼑𖽑 𖼒𖽑 𖼓𖽑 𖼔𖽑 𖼕𖽑 𖼖𖽑 𖼗𖽑 𖼘𖽑 𖼙𖽑 𖼚𖽑 𖼛𖽑 𖼜𖽑 𖼝𖽑 𖼞𖽑 𖼟𖽑 𖼠𖽑 𖼡𖽑 𖼢𖽑 𖼣𖽑 𖼤𖽑 𖼥𖽑 𖼦𖽑 𖼧𖽑 𖼨𖽑 𖼩𖽑 𖼪𖽑 𖼫𖽑 𖼬𖽑 𖼭𖽑 𖼮𖽑 𖼯𖽑 𖼰𖽑 𖼱𖽑 𖼲𖽑 𖼳𖽑 𖼴𖽑 𖼵𖽑 𖼶𖽑 𖼷𖽑 𖼸𖽑 𖼹𖽑 𖼺𖽑 𖼻𖽑 𖼼𖽑 𖼽𖽑 𖼾𖽑 𖼿𖽑 𖽀𖽑 𖽁𖽑 𖽂𖽑 𖽃𖽑 𖽄𖽑</text:p>
      <text:h text:style-name="Heading_20_3" text:outline-level="3">Aspiration low kerning:</text:h>
      <text:p text:style-name="Standard">𖼀𖽓 𖼁𖽓 𖼂𖽓 𖼃𖽓 𖼄𖽓 𖼅𖽓 𖼆𖽓 𖼇𖽓 𖼈𖽓 𖼉𖽓 𖼊𖽓 𖼋𖽓 𖼌𖽓 𖼍𖽓 𖼎𖽓 𖼏𖽓 𖼐𖽓 𖼑𖽓 𖼒𖽓 𖼓𖽓 𖼔𖽓 𖼕𖽓 𖼖𖽓 𖼗𖽓 𖼘𖽓 𖼙𖽓 𖼚𖽓 𖼛𖽓 𖼜𖽓 𖼝𖽓 𖼞𖽓 𖼟𖽓 𖼠𖽓 𖼡𖽓 𖼢𖽓 𖼣𖽓 𖼤𖽓 𖼥𖽓 𖼦𖽓 𖼧𖽓 𖼨𖽓 𖼩𖽓 𖼪𖽓 𖼫𖽓 𖼬𖽓 𖼭𖽓 𖼮𖽓 𖼯𖽓 𖼰𖽓 𖼱𖽓 𖼲𖽓 𖼳𖽓 𖼴𖽓 𖼵𖽓 𖼶𖽓 𖼷𖽓 𖼸𖽓 𖼹𖽓 𖼺𖽓 𖼻𖽓 𖼼𖽓 𖼽𖽓 𖼾𖽓 𖼿𖽓 𖽀𖽓 𖽁𖽓 𖽂𖽓 𖽃𖽓 𖽄𖽓</text:p>
      <text:h text:style-name="Heading_20_3" text:outline-level="3">Final baseline kerning:</text:h>
      <text:p text:style-name="Standard">𖼀𖽙 𖼁𖽙 𖼂𖽙 𖼃𖽙 𖼄𖽙 𖼅𖽙 𖼆𖽙 𖼇𖽙 𖼈𖽙 𖼉𖽙 𖼊𖽙 𖼋𖽙 𖼌𖽙 𖼍𖽙 𖼎𖽙 𖼏𖽙 𖼐𖽙 𖼑𖽙 𖼒𖽙 𖼓𖽙 𖼔𖽙 𖼕𖽙 𖼖𖽙 𖼗𖽙 𖼘𖽙 𖼙𖽙 𖼚𖽙 𖼛𖽙 𖼜𖽙 𖼝𖽙 𖼞𖽙 𖼟𖽙 𖼠𖽙 𖼡𖽙 𖼢𖽙 𖼣𖽙 𖼤𖽙 𖼥𖽙 𖼦𖽙 𖼧𖽙 𖼨𖽙 𖼩𖽙 𖼪𖽙 𖼫𖽙 𖼬𖽙 𖼭𖽙 𖼮𖽙 𖼯𖽙 𖼰𖽙 𖼱𖽙 𖼲𖽙 𖼳𖽙 𖼴𖽙 𖼵𖽙 𖼶𖽙 𖼷𖽙 𖼸𖽙 𖼹𖽙 𖼺𖽙 𖼻𖽙 𖼼𖽙 𖼽𖽙 𖼾𖽙 𖼿𖽙 𖽀𖽙 𖽁𖽙 𖽂𖽙 𖽃𖽙 𖽄𖽙</text:p>
      <text:h text:style-name="P8" text:outline-level="3">Final <text:span text:style-name="T1">topright</text:span> kerning:</text:h>
      <text:p text:style-name="P2">𖼀𖽙𖾐 𖼁𖽙𖾐 𖼂𖽙𖾐 𖼃𖽙𖾐 𖼄𖽙𖾐 𖼅𖽙𖾐 𖼆𖽙𖾐 𖼇𖽙𖾐 𖼈𖽙𖾐 𖼉𖽙𖾐 𖼊𖽙𖾐 𖼋𖽙𖾐 𖼌𖽙𖾐 𖼍𖽙𖾐 𖼎𖽙𖾐 𖼏𖽙𖾐 𖼐𖽙𖾐 𖼑𖽙𖾐 𖼒𖽙𖾐 𖼓𖽙𖾐 𖼔𖽙𖾐 𖼕𖽙𖾐 𖼖𖽙𖾐 𖼗𖽙𖾐 𖼘𖽙𖾐 𖼙𖽙𖾐 𖼚𖽙𖾐 𖼛𖽙𖾐 𖼜𖽙𖾐 𖼝𖽙𖾐 𖼞𖽙𖾐 𖼟𖽙𖾐 𖼠𖽙𖾐 𖼡𖽙𖾐 𖼢𖽙𖾐 𖼣𖽙𖾐 𖼤𖽙𖾐 𖼥𖽙𖾐 𖼦𖽙𖾐 𖼧𖽙𖾐 𖼨𖽙𖾐 𖼩𖽙𖾐 𖼪𖽙𖾐 𖼫𖽙𖾐 𖼬𖽙𖾐 𖼭𖽙𖾐 𖼮𖽙𖾐 𖼯𖽙𖾐 𖼰𖽙𖾐 𖼱𖽙𖾐 𖼲𖽙𖾐 𖼳𖽙𖾐 𖼴𖽙𖾐 𖼵𖽙𖾐 𖼶𖽙𖾐 𖼷𖽙𖾐 𖼸𖽙𖾐 𖼹𖽙𖾐 𖼺𖽙𖾐 𖼻𖽙𖾐 𖼼𖽙𖾐 𖼽𖽙𖾐 𖼾𖽙𖾐 𖼿𖽙𖾐 𖽀𖽙𖾐 𖽁𖽙𖾐 𖽂𖽙𖾐 𖽃𖽙𖾐 𖽄𖽙𖾐</text:p>
      <text:h text:style-name="Heading_20_3" text:outline-level="3">Final above placement:</text:h>
      <text:p text:style-name="Standard">𖼀𖽙𖾑 𖼁𖽙𖾑 𖼂𖽙𖾑 𖼃𖽙𖾑 𖼄𖽙𖾑 𖼅𖽙𖾑 𖼆𖽙𖾑 𖼇𖽙𖾑 𖼈𖽙𖾑 𖼉𖽙𖾑 𖼊𖽙𖾑 𖼋𖽙𖾑 𖼌𖽙𖾑 𖼍𖽙𖾑 𖼎𖽙𖾑 𖼏𖽙𖾑 𖼐𖽙𖾑 𖼑𖽙𖾑 𖼒𖽙𖾑 𖼓𖽙𖾑 𖼔𖽙𖾑 𖼕𖽙𖾑 𖼖𖽙𖾑 𖼗𖽙𖾑 𖼘𖽙𖾑 𖼙𖽙𖾑 𖼚𖽙𖾑 𖼛𖽙𖾑 𖼜𖽙𖾑 𖼝𖽙𖾑 𖼞𖽙𖾑 𖼟𖽙𖾑 𖼠𖽙𖾑 𖼡𖽙𖾑 𖼢𖽙𖾑 𖼣𖽙𖾑 𖼤𖽙𖾑 𖼥𖽙𖾑 𖼦𖽙𖾑 𖼧𖽙𖾑 𖼨𖽙𖾑 𖼩𖽙𖾑 𖼪𖽙𖾑 𖼫𖽙𖾑 𖼬𖽙𖾑 </text:p>
      <text:p text:style-name="Standard">𖼭𖽙𖾑 𖼮𖽙𖾑 𖼯𖽙𖾑 𖼰𖽙𖾑 𖼱𖽙𖾑 𖼲𖽙𖾑 𖼳𖽙𖾑 𖼴𖽙𖾑 𖼵𖽙𖾑 𖼶𖽙𖾑 𖼷𖽙𖾑 𖼸𖽙𖾑 𖼹𖽙𖾑 𖼺𖽙𖾑 𖼻𖽙𖾑 𖼼𖽙𖾑 𖼽𖽙𖾑 𖼾𖽙𖾑 𖼿𖽙𖾑 𖽀𖽙𖾑 𖽁𖽙𖾑 𖽂𖽙𖾑 𖽃𖽙𖾑 𖽄𖽙𖾑</text:p>
      <text:h text:style-name="Heading_20_3" text:outline-level="3">Final combination above placement:</text:h>
      <text:p text:style-name="Standard">𖼀𖽡𖽝𖾑 𖼁𖽡𖽝𖾑 𖼂𖽡𖽝𖾑 𖼃𖽡𖽝𖾑 𖼄𖽡𖽝𖾑 𖼅𖽡𖽝𖾑 𖼆𖽡𖽝𖾑 𖼇𖽡𖽝𖾑 𖼈𖽡𖽝𖾑 𖼉𖽡𖽝𖾑 𖼊𖽡𖽝𖾑 𖼋𖽡𖽝𖾑 𖼌𖽡𖽝𖾑 𖼍𖽡𖽝𖾑 𖼎𖽡𖽝𖾑 𖼏𖽡𖽝𖾑 𖼐𖽡𖽝𖾑 𖼑𖽡𖽝𖾑 𖼒𖽡𖽝𖾑 𖼓𖽡𖽝𖾑 𖼔𖽡𖽝𖾑 𖼕𖽡𖽝𖾑 𖼖𖽡𖽝𖾑 𖼗𖽡𖽝𖾑 𖼘𖽡𖽝𖾑 𖼙𖽡𖽝𖾑 𖼚𖽡𖽝𖾑 𖼛𖽡𖽝𖾑 𖼜𖽡𖽝𖾑 𖼝𖽡𖽝𖾑 𖼞𖽡𖽝𖾑 𖼟𖽡𖽝𖾑 𖼠𖽡𖽝𖾑 𖼡𖽡𖽝𖾑 𖼢𖽡𖽝𖾑 𖼣𖽡𖽝𖾑 𖼤𖽡𖽝𖾑 𖼥𖽡𖽝𖾑 𖼦𖽡𖽝𖾑 𖼧𖽡𖽝𖾑 𖼨𖽡𖽝𖾑 𖼩𖽡𖽝𖾑 𖼪𖽡𖽝𖾑 𖼫𖽡𖽝𖾑 𖼬𖽡𖽝𖾑 </text:p>
      <text:p text:style-name="Standard">𖼭𖽡𖽝𖾑 𖼮𖽡𖽝𖾑 𖼯𖽡𖽝𖾑 𖼰𖽡𖽝𖾑 𖼱𖽡𖽝𖾑 𖼲𖽡𖽝𖾑 𖼳𖽡𖽝𖾑 𖼴𖽡𖽝𖾑 𖼵𖽡𖽝𖾑 𖼶𖽡𖽝𖾑 𖼷𖽡𖽝𖾑 𖼸𖽡𖽝𖾑 𖼹𖽡𖽝𖾑 𖼺𖽡𖽝𖾑 𖼻𖽡𖽝𖾑 𖼼𖽡𖽝𖾑 𖼽𖽡𖽝𖾑 𖼾𖽡𖽝𖾑 𖼿𖽡𖽝𖾑 𖽀𖽡𖽝𖾑 𖽁𖽡𖽝𖾑 𖽂𖽡𖽝𖾑 𖽃𖽡𖽝𖾑 𖽄𖽡𖽝𖾑</text:p>
      <text:h text:style-name="Heading_20_3" text:outline-level="3">Final below placement:</text:h>
      <text:p text:style-name="Standard">𖼀𖽙𖾒 𖼁𖽙𖾒 𖼂𖽙𖾒 𖼃𖽙𖾒 𖼄𖽙𖾒 𖼅𖽙𖾒 𖼆𖽙𖾒 𖼇𖽙𖾒 𖼈𖽙𖾒 𖼉𖽙𖾒 𖼊𖽙𖾒 𖼋𖽙𖾒 𖼌𖽙𖾒 𖼍𖽙𖾒 𖼎𖽙𖾒 𖼏𖽙𖾒 𖼐𖽙𖾒 𖼑𖽙𖾒 𖼒𖽙𖾒 𖼓𖽙𖾒 𖼔𖽙𖾒 𖼕𖽙𖾒 𖼖𖽙𖾒 𖼗𖽙𖾒 𖼘𖽙𖾒 𖼙𖽙𖾒 𖼚𖽙𖾒 𖼛𖽙𖾒 𖼜𖽙𖾒 𖼝𖽙𖾒 𖼞𖽙𖾒 𖼟𖽙𖾒 𖼠𖽙𖾒 𖼡𖽙𖾒 𖼢𖽙𖾒 𖼣𖽙𖾒 𖼤𖽙𖾒 𖼥𖽙𖾒 𖼦𖽙𖾒 𖼧𖽙𖾒 𖼨𖽙𖾒 𖼩𖽙𖾒 𖼪𖽙𖾒 𖼫𖽙𖾒 𖼬𖽙𖾒</text:p>
      <text:p text:style-name="Standard">𖼭𖽙𖾒 𖼮𖽙𖾒 𖼯𖽙𖾒 𖼰𖽙𖾒 𖼱𖽙𖾒 𖼲𖽙𖾒 𖼳𖽙𖾒 𖼴𖽙𖾒 𖼵𖽙𖾒 𖼶𖽙𖾒 𖼷𖽙𖾒 𖼸𖽙𖾒 𖼹𖽙𖾒 𖼺𖽙𖾒 𖼻𖽙𖾒 𖼼𖽙𖾒 𖼽𖽙𖾒 𖼾𖽙𖾒 𖼿𖽙𖾒 𖽀𖽙𖾒 𖽁𖽙𖾒 𖽂𖽙𖾒 𖽃𖽙𖾒 𖽄𖽙𖾒</text:p>
      <text:h text:style-name="Heading_20_1" text:outline-level="1"><text:span text:style-name="SC">Sorting (collation </text:span><text:span text:style-name="SC"><text:span text:style-name="T5">test</text:span></text:span><text:span text:style-name="SC">)</text:span></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text:span text:style-name="SC"/></text:p>
          </table:table-cell>
          <table:table-cell table:style-name="Table1.A1" office:value-type="string">
            <text:p text:style-name="Table_20_Heading"><text:span text:style-name="SC">No nasal</text:span></text:p>
          </table:table-cell>
          <table:table-cell table:style-name="Table1.A1" office:value-type="string">
            <text:p text:style-name="Table_20_Heading"><text:span text:style-name="SC">Initial first</text:span></text:p>
          </table:table-cell>
          <table:table-cell table:style-name="Table1.D1" office:value-type="string">
            <text:p text:style-name="Table_20_Heading"><text:span text:style-name="SC">Nasal first</text:span></text:p>
          </table:table-cell>
        </table:table-row>
        <table:table-row>
          <table:table-cell table:style-name="Table1.A2" office:value-type="string">
            <text:list xml:id="list2082645099683642249" text:style-name="Numbering_20_2">
              <text:list-item>
                <text:p text:style-name="P3"/>
              </text:list-item>
            </text:list>
          </table:table-cell>
          <table:table-cell table:style-name="Table1.A2" office:value-type="string">
            <text:p text:style-name="Table_20_Contents">𖼀𖽟𖾑</text:p>
          </table:table-cell>
          <table:table-cell table:style-name="Table1.A2" office:value-type="string">
            <text:p text:style-name="Table_20_Contents">𖼁</text:p>
          </table:table-cell>
          <table:table-cell table:style-name="Table1.D2" office:value-type="string">
            <text:p text:style-name="P5">𖼁</text:p>
          </table:table-cell>
        </table:table-row>
        <table:table-row>
          <table:table-cell table:style-name="Table1.A2" office:value-type="string">
            <text:list xml:id="list627285100" text:continue-numbering="true" text:style-name="Numbering_20_2">
              <text:list-item>
                <text:p text:style-name="P3"/>
              </text:list-item>
            </text:list>
          </table:table-cell>
          <table:table-cell table:style-name="Table1.A2" office:value-type="string">
            <text:p text:style-name="P6">𖼁</text:p>
          </table:table-cell>
          <table:table-cell table:style-name="Table1.A2" office:value-type="string">
            <text:p text:style-name="P5">𖼁𖽐</text:p>
          </table:table-cell>
          <table:table-cell table:style-name="Table1.D2" office:value-type="string">
            <text:p text:style-name="Table_20_Contents">𖼁𖽟𖾑</text:p>
          </table:table-cell>
        </table:table-row>
        <table:table-row>
          <table:table-cell table:style-name="Table1.A2" office:value-type="string">
            <text:list xml:id="list481981595" text:continue-numbering="true" text:style-name="Numbering_20_2">
              <text:list-item>
                <text:p text:style-name="P3"/>
              </text:list-item>
            </text:list>
          </table:table-cell>
          <table:table-cell table:style-name="Table1.A2" office:value-type="string">
            <text:p text:style-name="Table_20_Contents">𖼁𖽟𖾑</text:p>
          </table:table-cell>
          <table:table-cell table:style-name="Table1.A2" office:value-type="string">
            <text:p text:style-name="P5">𖼁𖽐𖽟𖾑</text:p>
          </table:table-cell>
          <table:table-cell table:style-name="Table1.D2" office:value-type="string">
            <text:p text:style-name="P5">𖼉</text:p>
          </table:table-cell>
        </table:table-row>
        <table:table-row>
          <table:table-cell table:style-name="Table1.A2" office:value-type="string">
            <text:list xml:id="list541464957" text:continue-numbering="true" text:style-name="Numbering_20_2">
              <text:list-item>
                <text:p text:style-name="P3"/>
              </text:list-item>
            </text:list>
          </table:table-cell>
          <table:table-cell table:style-name="Table1.A2" office:value-type="string">
            <text:p text:style-name="Table_20_Contents">𖼈𖽟𖾑</text:p>
          </table:table-cell>
          <table:table-cell table:style-name="Table1.A2" office:value-type="string">
            <text:p text:style-name="P5">𖼁𖽟𖾑</text:p>
          </table:table-cell>
          <table:table-cell table:style-name="Table1.D2" office:value-type="string">
            <text:p text:style-name="Table_20_Contents">𖼉𖽟𖾑</text:p>
          </table:table-cell>
        </table:table-row>
        <table:table-row>
          <table:table-cell table:style-name="Table1.A2" office:value-type="string">
            <text:list xml:id="list1344370745" text:continue-numbering="true" text:style-name="Numbering_20_2">
              <text:list-item>
                <text:p text:style-name="P3"/>
              </text:list-item>
            </text:list>
          </table:table-cell>
          <table:table-cell table:style-name="Table1.A2" office:value-type="string">
            <text:p text:style-name="P6">𖼉</text:p>
          </table:table-cell>
          <table:table-cell table:style-name="Table1.A2" office:value-type="string">
            <text:p text:style-name="Table_20_Contents">𖼉</text:p>
          </table:table-cell>
          <table:table-cell table:style-name="Table1.D2" office:value-type="string">
            <text:p text:style-name="Table_20_Contents">𖼋𖽟𖾑</text:p>
          </table:table-cell>
        </table:table-row>
        <table:table-row>
          <table:table-cell table:style-name="Table1.A2" office:value-type="string">
            <text:list xml:id="list789819969" text:continue-numbering="true" text:style-name="Numbering_20_2">
              <text:list-item>
                <text:p text:style-name="P3"/>
              </text:list-item>
            </text:list>
          </table:table-cell>
          <table:table-cell table:style-name="Table1.A2" office:value-type="string">
            <text:p text:style-name="Table_20_Contents">𖼉𖽟𖾑</text:p>
          </table:table-cell>
          <table:table-cell table:style-name="Table1.A2" office:value-type="string">
            <text:p text:style-name="Table_20_Contents">𖼉𖽐</text:p>
          </table:table-cell>
          <table:table-cell table:style-name="Table1.D2" office:value-type="string">
            <text:p text:style-name="Table_20_Contents">𖼑𖽟𖾑</text:p>
          </table:table-cell>
        </table:table-row>
        <table:table-row>
          <table:table-cell table:style-name="Table1.A2" office:value-type="string">
            <text:list xml:id="list2076003868" text:continue-numbering="true" text:style-name="Numbering_20_2">
              <text:list-item>
                <text:p text:style-name="P3"/>
              </text:list-item>
            </text:list>
          </table:table-cell>
          <table:table-cell table:style-name="Table1.A2" office:value-type="string">
            <text:p text:style-name="Table_20_Contents">𖼊𖽟𖾑</text:p>
          </table:table-cell>
          <table:table-cell table:style-name="Table1.A2" office:value-type="string">
            <text:p text:style-name="P5">𖼉𖽐𖽟𖾑</text:p>
          </table:table-cell>
          <table:table-cell table:style-name="Table1.D2" office:value-type="string">
            <text:p text:style-name="Table_20_Contents">𖼶𖽟𖾑</text:p>
          </table:table-cell>
        </table:table-row>
        <table:table-row>
          <table:table-cell table:style-name="Table1.A2" office:value-type="string">
            <text:list xml:id="list610104566" text:continue-numbering="true" text:style-name="Numbering_20_2">
              <text:list-item>
                <text:p text:style-name="P3"/>
              </text:list-item>
            </text:list>
          </table:table-cell>
          <table:table-cell table:style-name="Table1.A2" office:value-type="string">
            <text:p text:style-name="P6">𖼋</text:p>
          </table:table-cell>
          <table:table-cell table:style-name="Table1.A2" office:value-type="string">
            <text:p text:style-name="P5">𖼉𖽟𖾑</text:p>
          </table:table-cell>
          <table:table-cell table:style-name="Table1.D2" office:value-type="string">
            <text:p text:style-name="Table_20_Contents">𖽄𖽟𖾑</text:p>
          </table:table-cell>
        </table:table-row>
        <table:table-row>
          <table:table-cell table:style-name="Table1.A2" office:value-type="string">
            <text:list xml:id="list134406904" text:continue-numbering="true" text:style-name="Numbering_20_2">
              <text:list-item>
                <text:p text:style-name="P3"/>
              </text:list-item>
            </text:list>
          </table:table-cell>
          <table:table-cell table:style-name="Table1.A2" office:value-type="string">
            <text:p text:style-name="Table_20_Contents">𖼋𖽟𖾑</text:p>
          </table:table-cell>
          <table:table-cell table:style-name="Table1.A2" office:value-type="string">
            <text:p text:style-name="Table_20_Contents">𖼋𖽐𖽟𖾑</text:p>
          </table:table-cell>
          <table:table-cell table:style-name="Table1.D2" office:value-type="string">
            <text:p text:style-name="P5">𖽐𖼁</text:p>
          </table:table-cell>
        </table:table-row>
        <table:table-row>
          <table:table-cell table:style-name="Table1.A2" office:value-type="string">
            <text:list xml:id="list999466396" text:continue-numbering="true" text:style-name="Numbering_20_2">
              <text:list-item>
                <text:p text:style-name="P3"/>
              </text:list-item>
            </text:list>
          </table:table-cell>
          <table:table-cell table:style-name="Table1.A2" office:value-type="string">
            <text:p text:style-name="Table_20_Contents">𖼐𖽟𖾑</text:p>
          </table:table-cell>
          <table:table-cell table:style-name="Table1.A2" office:value-type="string">
            <text:p text:style-name="Table_20_Contents">𖼋𖽟𖾑</text:p>
          </table:table-cell>
          <table:table-cell table:style-name="Table1.D2" office:value-type="string">
            <text:p text:style-name="Table_20_Contents">𖽐𖼁𖽟𖾑</text:p>
          </table:table-cell>
        </table:table-row>
        <table:table-row>
          <table:table-cell table:style-name="Table1.A2" office:value-type="string">
            <text:list xml:id="list1698055869" text:continue-numbering="true" text:style-name="Numbering_20_2">
              <text:list-item>
                <text:p text:style-name="P3"/>
              </text:list-item>
            </text:list>
          </table:table-cell>
          <table:table-cell table:style-name="Table1.A2" office:value-type="string">
            <text:p text:style-name="P6">𖼑</text:p>
          </table:table-cell>
          <table:table-cell table:style-name="Table1.A2" office:value-type="string">
            <text:p text:style-name="Table_20_Contents">𖼑𖽐𖽟𖾑</text:p>
          </table:table-cell>
          <table:table-cell table:style-name="Table1.D2" office:value-type="string">
            <text:p text:style-name="P5">𖽐𖼉</text:p>
          </table:table-cell>
        </table:table-row>
        <table:table-row>
          <table:table-cell table:style-name="Table1.A2" office:value-type="string">
            <text:list xml:id="list1696850801" text:continue-numbering="true" text:style-name="Numbering_20_2">
              <text:list-item>
                <text:p text:style-name="P3"/>
              </text:list-item>
            </text:list>
          </table:table-cell>
          <table:table-cell table:style-name="Table1.A2" office:value-type="string">
            <text:p text:style-name="Table_20_Contents">𖼑𖽟𖾑</text:p>
          </table:table-cell>
          <table:table-cell table:style-name="Table1.A2" office:value-type="string">
            <text:p text:style-name="Table_20_Contents">𖼑𖽟𖾑</text:p>
          </table:table-cell>
          <table:table-cell table:style-name="Table1.D2" office:value-type="string">
            <text:p text:style-name="Table_20_Contents">𖽐𖼉𖽟𖾑</text:p>
          </table:table-cell>
        </table:table-row>
        <table:table-row>
          <table:table-cell table:style-name="Table1.A2" office:value-type="string">
            <text:list xml:id="list1774751524" text:continue-numbering="true" text:style-name="Numbering_20_2">
              <text:list-item>
                <text:p text:style-name="P3"/>
              </text:list-item>
            </text:list>
          </table:table-cell>
          <table:table-cell table:style-name="Table1.A2" office:value-type="string">
            <text:p text:style-name="Table_20_Contents">𖼵𖽟𖾑</text:p>
          </table:table-cell>
          <table:table-cell table:style-name="Table1.A2" office:value-type="string">
            <text:p text:style-name="Table_20_Contents">𖼶𖽐𖽟𖾑</text:p>
          </table:table-cell>
          <table:table-cell table:style-name="Table1.D2" office:value-type="string">
            <text:p text:style-name="Table_20_Contents">𖽐𖼋𖽟𖾑</text:p>
          </table:table-cell>
        </table:table-row>
        <table:table-row>
          <table:table-cell table:style-name="Table1.A2" office:value-type="string">
            <text:list xml:id="list1363504545" text:continue-numbering="true" text:style-name="Numbering_20_2">
              <text:list-item>
                <text:p text:style-name="P3"/>
              </text:list-item>
            </text:list>
          </table:table-cell>
          <table:table-cell table:style-name="Table1.A2" office:value-type="string">
            <text:p text:style-name="Table_20_Contents">𖼶𖽟𖾑</text:p>
          </table:table-cell>
          <table:table-cell table:style-name="Table1.A2" office:value-type="string">
            <text:p text:style-name="Table_20_Contents">𖼶𖽟𖾑</text:p>
          </table:table-cell>
          <table:table-cell table:style-name="Table1.D2" office:value-type="string">
            <text:p text:style-name="Table_20_Contents">𖽐𖼑𖽟𖾑</text:p>
          </table:table-cell>
        </table:table-row>
      </table:table>
      <text:h text:style-name="Heading_20_1" text:outline-level="1">Codepage</text:h>
      <text:list xml:id="list7456528622768000061" text:style-name="Numbering_20_1">
        <text:list-item>
          <text:p text:style-name="P4"><text:span text:style-name="SC_20_All">Char<text:tab/>Dec<text:tab/>Char<text:tab/>Hex<text:tab/>Name</text:span></text:p>
        </text:list-item>
        <text:list-item>
          <text:p text:style-name="P4"><text:span text:style-name="SC_20_All">𖼀<text:tab/>93952<text:tab/>𖼀<text:tab/>16F00<text:tab/>MIAO LETTER PA</text:span></text:p>
        </text:list-item>
        <text:list-item>
          <text:p text:style-name="P4"><text:span text:style-name="SC_20_All">𖼁<text:tab/>93953<text:tab/>𖼁<text:tab/>16F01<text:tab/>MIAO LETTER BA</text:span></text:p>
        </text:list-item>
        <text:list-item>
          <text:p text:style-name="P4"><text:span text:style-name="SC_20_All">𖼂<text:tab/>93954<text:tab/>𖼂<text:tab/>16F02<text:tab/>MIAO LETTER YI PA</text:span></text:p>
        </text:list-item>
        <text:list-item>
          <text:p text:style-name="P4"><text:span text:style-name="SC_20_All">𖼃<text:tab/>93955<text:tab/>𖼃<text:tab/>16F03<text:tab/>MIAO LETTER PLA</text:span></text:p>
        </text:list-item>
        <text:list-item>
          <text:p text:style-name="P4"><text:span text:style-name="SC_20_All">𖼄<text:tab/>93956<text:tab/>𖼄<text:tab/>16F04<text:tab/>MIAO LETTER MA</text:span></text:p>
        </text:list-item>
        <text:list-item>
          <text:p text:style-name="P4"><text:span text:style-name="SC_20_All">𖼅<text:tab/>93957<text:tab/>𖼅<text:tab/>16F05<text:tab/>MIAO LETTER MHA</text:span></text:p>
        </text:list-item>
        <text:list-item>
          <text:p text:style-name="P4"><text:span text:style-name="SC_20_All">𖼆<text:tab/>93958<text:tab/>𖼆<text:tab/>16F06<text:tab/>MIAO LETTER ARCHAIC MA</text:span></text:p>
        </text:list-item>
        <text:list-item>
          <text:p text:style-name="P4"><text:span text:style-name="SC_20_All">𖼇<text:tab/>93959<text:tab/>𖼇<text:tab/>16F07<text:tab/>MIAO LETTER FA</text:span></text:p>
        </text:list-item>
        <text:list-item>
          <text:p text:style-name="P4"><text:span text:style-name="SC_20_All">𖼈<text:tab/>93960<text:tab/>𖼈<text:tab/>16F08<text:tab/>MIAO LETTER VA</text:span></text:p>
        </text:list-item>
        <text:list-item>
          <text:p text:style-name="P4"><text:span text:style-name="SC_20_All">𖼉<text:tab/>93961<text:tab/>𖼉<text:tab/>16F09<text:tab/>MIAO LETTER VFA</text:span></text:p>
        </text:list-item>
        <text:list-item>
          <text:p text:style-name="P4"><text:span text:style-name="SC_20_All">𖼊<text:tab/>93962<text:tab/>𖼊<text:tab/>16F0A<text:tab/>MIAO LETTER TA</text:span></text:p>
        </text:list-item>
        <text:list-item>
          <text:p text:style-name="P4"><text:span text:style-name="SC_20_All">𖼋<text:tab/>93963<text:tab/>𖼋<text:tab/>16F0B<text:tab/>MIAO LETTER DA</text:span></text:p>
        </text:list-item>
        <text:list-item>
          <text:p text:style-name="P4"><text:span text:style-name="SC_20_All">𖼌<text:tab/>93964<text:tab/>𖼌<text:tab/>16F0C<text:tab/>MIAO LETTER YI TTA</text:span></text:p>
        </text:list-item>
        <text:list-item>
          <text:p text:style-name="P4"><text:span text:style-name="SC_20_All">𖼍<text:tab/>93965<text:tab/>𖼍<text:tab/>16F0D<text:tab/>MIAO LETTER YI TA</text:span></text:p>
        </text:list-item>
        <text:list-item>
          <text:p text:style-name="P4"><text:span text:style-name="SC_20_All">𖼎<text:tab/>93966<text:tab/>𖼎<text:tab/>16F0E<text:tab/>MIAO LETTER TTA</text:span></text:p>
        </text:list-item>
        <text:list-item>
          <text:p text:style-name="P4"><text:span text:style-name="SC_20_All">𖼏<text:tab/>93967<text:tab/>𖼏<text:tab/>16F0F<text:tab/>MIAO LETTER DDA</text:span></text:p>
        </text:list-item>
        <text:list-item>
          <text:p text:style-name="P4"><text:span text:style-name="SC_20_All">𖼐<text:tab/>93968<text:tab/>𖼐<text:tab/>16F10<text:tab/>MIAO LETTER NA</text:span></text:p>
        </text:list-item>
        <text:list-item>
          <text:p text:style-name="P4"><text:span text:style-name="SC_20_All">𖼑<text:tab/>93969<text:tab/>𖼑<text:tab/>16F11<text:tab/>MIAO LETTER NHA</text:span></text:p>
        </text:list-item>
        <text:list-item>
          <text:p text:style-name="P4"><text:span text:style-name="SC_20_All">𖼒<text:tab/>93970<text:tab/>𖼒<text:tab/>16F12<text:tab/>MIAO LETTER YI NNA</text:span></text:p>
        </text:list-item>
        <text:list-item>
          <text:p text:style-name="P4"><text:span text:style-name="SC_20_All">𖼓<text:tab/>93971<text:tab/>𖼓<text:tab/>16F13<text:tab/>MIAO LETTER ARCHAIC NA</text:span></text:p>
        </text:list-item>
        <text:list-item>
          <text:p text:style-name="P4"><text:span text:style-name="SC_20_All">𖼔<text:tab/>93972<text:tab/>𖼔<text:tab/>16F14<text:tab/>MIAO LETTER NNA</text:span></text:p>
        </text:list-item>
        <text:list-item>
          <text:p text:style-name="P4"><text:span text:style-name="SC_20_All">𖼕<text:tab/>93973<text:tab/>𖼕<text:tab/>16F15<text:tab/>MIAO LETTER NNHA</text:span></text:p>
        </text:list-item>
        <text:list-item>
          <text:p text:style-name="P4"><text:span text:style-name="SC_20_All">𖼖<text:tab/>93974<text:tab/>𖼖<text:tab/>16F16<text:tab/>MIAO LETTER LA</text:span></text:p>
        </text:list-item>
        <text:list-item>
          <text:p text:style-name="P4"><text:span text:style-name="SC_20_All">𖼗<text:tab/>93975<text:tab/>𖼗<text:tab/>16F17<text:tab/>MIAO LETTER LYA</text:span></text:p>
        </text:list-item>
        <text:list-item>
          <text:p text:style-name="P4"><text:span text:style-name="SC_20_All">𖼘<text:tab/>93976<text:tab/>𖼘<text:tab/>16F18<text:tab/>MIAO LETTER LHA</text:span></text:p>
        </text:list-item>
        <text:list-item>
          <text:p text:style-name="P4"><text:span text:style-name="SC_20_All">𖼙<text:tab/>93977<text:tab/>𖼙<text:tab/>16F19<text:tab/>MIAO LETTER LHYA</text:span></text:p>
        </text:list-item>
        <text:list-item>
          <text:p text:style-name="P4"><text:span text:style-name="SC_20_All">𖼚<text:tab/>93978<text:tab/>𖼚<text:tab/>16F1A<text:tab/>MIAO LETTER TLHA</text:span></text:p>
        </text:list-item>
        <text:list-item>
          <text:p text:style-name="P4"><text:span text:style-name="SC_20_All">𖼛<text:tab/>93979<text:tab/>𖼛<text:tab/>16F1B<text:tab/>MIAO LETTER DLHA</text:span></text:p>
        </text:list-item>
        <text:list-item>
          <text:p text:style-name="P4"><text:span text:style-name="SC_20_All">𖼜<text:tab/>93980<text:tab/>𖼜<text:tab/>16F1C<text:tab/>MIAO LETTER TLHYA</text:span></text:p>
        </text:list-item>
        <text:list-item>
          <text:p text:style-name="P4"><text:span text:style-name="SC_20_All">𖼝<text:tab/>93981<text:tab/>𖼝<text:tab/>16F1D<text:tab/>MIAO LETTER DLHYA</text:span></text:p>
        </text:list-item>
        <text:list-item>
          <text:p text:style-name="P4"><text:span text:style-name="SC_20_All">𖼞<text:tab/>93982<text:tab/>𖼞<text:tab/>16F1E<text:tab/>MIAO LETTER KA</text:span></text:p>
        </text:list-item>
        <text:list-item>
          <text:p text:style-name="P4"><text:span text:style-name="SC_20_All">𖼟<text:tab/>93983<text:tab/>𖼟<text:tab/>16F1F<text:tab/>MIAO LETTER GA</text:span></text:p>
        </text:list-item>
        <text:list-item>
          <text:p text:style-name="P4"><text:span text:style-name="SC_20_All">𖼠<text:tab/>93984<text:tab/>𖼠<text:tab/>16F20<text:tab/>MIAO LETTER YI KA</text:span></text:p>
        </text:list-item>
        <text:list-item>
          <text:p text:style-name="P4"><text:span text:style-name="SC_20_All">𖼡<text:tab/>93985<text:tab/>𖼡<text:tab/>16F21<text:tab/>MIAO LETTER QA</text:span></text:p>
        </text:list-item>
        <text:list-item>
          <text:p text:style-name="P4"><text:span text:style-name="SC_20_All">𖼢<text:tab/>93986<text:tab/>𖼢<text:tab/>16F22<text:tab/>MIAO LETTER QGA</text:span></text:p>
        </text:list-item>
        <text:list-item>
          <text:p text:style-name="P4"><text:span text:style-name="SC_20_All">𖼣<text:tab/>93987<text:tab/>𖼣<text:tab/>16F23<text:tab/>MIAO LETTER NGA</text:span></text:p>
        </text:list-item>
        <text:list-item>
          <text:p text:style-name="P4"><text:span text:style-name="SC_20_All">𖼤<text:tab/>93988<text:tab/>𖼤<text:tab/>16F24<text:tab/>MIAO LETTER NGHA</text:span></text:p>
        </text:list-item>
        <text:list-item>
          <text:p text:style-name="P4"><text:span text:style-name="SC_20_All">𖼥<text:tab/>93989<text:tab/>𖼥<text:tab/>16F25<text:tab/>MIAO LETTER ARCHAIC NGA</text:span></text:p>
        </text:list-item>
        <text:list-item>
          <text:p text:style-name="P4"><text:span text:style-name="SC_20_All">𖼦<text:tab/>93990<text:tab/>𖼦<text:tab/>16F26<text:tab/>MIAO LETTER HA</text:span></text:p>
        </text:list-item>
        <text:list-item>
          <text:p text:style-name="P4"><text:span text:style-name="SC_20_All">𖼧<text:tab/>93991<text:tab/>𖼧<text:tab/>16F27<text:tab/>MIAO LETTER XA</text:span></text:p>
        </text:list-item>
        <text:list-item>
          <text:p text:style-name="P4"><text:span text:style-name="SC_20_All">𖼨<text:tab/>93992<text:tab/>𖼨<text:tab/>16F28<text:tab/>MIAO LETTER GHA</text:span></text:p>
        </text:list-item>
        <text:list-item>
          <text:p text:style-name="P4"><text:span text:style-name="SC_20_All">𖼩<text:tab/>93993<text:tab/>𖼩<text:tab/>16F29<text:tab/>MIAO LETTER GHHA</text:span></text:p>
        </text:list-item>
        <text:list-item>
          <text:p text:style-name="P4"><text:span text:style-name="SC_20_All">𖼪<text:tab/>93994<text:tab/>𖼪<text:tab/>16F2A<text:tab/>MIAO LETTER TSSA</text:span></text:p>
        </text:list-item>
        <text:list-item>
          <text:p text:style-name="P4"><text:span text:style-name="SC_20_All">𖼫<text:tab/>93995<text:tab/>𖼫<text:tab/>16F2B<text:tab/>MIAO LETTER DZZA</text:span></text:p>
        </text:list-item>
        <text:list-item>
          <text:p text:style-name="P4"><text:span text:style-name="SC_20_All">𖼬<text:tab/>93996<text:tab/>𖼬<text:tab/>16F2C<text:tab/>MIAO LETTER NYA</text:span></text:p>
        </text:list-item>
        <text:list-item>
          <text:p text:style-name="P4"><text:span text:style-name="SC_20_All">𖼭<text:tab/>93997<text:tab/>𖼭<text:tab/>16F2D<text:tab/>MIAO LETTER NYHA</text:span></text:p>
        </text:list-item>
        <text:list-item>
          <text:p text:style-name="P4"><text:soft-page-break/><text:span text:style-name="SC_20_All">𖼮<text:tab/>93998<text:tab/>𖼮<text:tab/>16F2E<text:tab/>MIAO LETTER TSHA</text:span></text:p>
        </text:list-item>
        <text:list-item>
          <text:p text:style-name="P4"><text:span text:style-name="SC_20_All">𖼯<text:tab/>93999<text:tab/>𖼯<text:tab/>16F2F<text:tab/>MIAO LETTER DZHA</text:span></text:p>
        </text:list-item>
        <text:list-item>
          <text:p text:style-name="P4"><text:span text:style-name="SC_20_All">𖼰<text:tab/>94000<text:tab/>𖼰<text:tab/>16F30<text:tab/>MIAO LETTER YI TSHA</text:span></text:p>
        </text:list-item>
        <text:list-item>
          <text:p text:style-name="P4"><text:span text:style-name="SC_20_All">𖼱<text:tab/>94001<text:tab/>𖼱<text:tab/>16F31<text:tab/>MIAO LETTER YI DZHA</text:span></text:p>
        </text:list-item>
        <text:list-item>
          <text:p text:style-name="P4"><text:span text:style-name="SC_20_All">𖼲<text:tab/>94002<text:tab/>𖼲<text:tab/>16F32<text:tab/>MIAO LETTER REFORMED TSHA</text:span></text:p>
        </text:list-item>
        <text:list-item>
          <text:p text:style-name="P4"><text:span text:style-name="SC_20_All">𖼳<text:tab/>94003<text:tab/>𖼳<text:tab/>16F33<text:tab/>MIAO LETTER SHA</text:span></text:p>
        </text:list-item>
        <text:list-item>
          <text:p text:style-name="P4"><text:span text:style-name="SC_20_All">𖼴<text:tab/>94004<text:tab/>𖼴<text:tab/>16F34<text:tab/>MIAO LETTER SSA</text:span></text:p>
        </text:list-item>
        <text:list-item>
          <text:p text:style-name="P4"><text:span text:style-name="SC_20_All">𖼵<text:tab/>94005<text:tab/>𖼵<text:tab/>16F35<text:tab/>MIAO LETTER ZHA</text:span></text:p>
        </text:list-item>
        <text:list-item>
          <text:p text:style-name="P4"><text:span text:style-name="SC_20_All">𖼶<text:tab/>94006<text:tab/>𖼶<text:tab/>16F36<text:tab/>MIAO LETTER ZSHA</text:span></text:p>
        </text:list-item>
        <text:list-item>
          <text:p text:style-name="P4"><text:span text:style-name="SC_20_All">𖼷<text:tab/>94007<text:tab/>𖼷<text:tab/>16F37<text:tab/>MIAO LETTER TSA</text:span></text:p>
        </text:list-item>
        <text:list-item>
          <text:p text:style-name="P4"><text:span text:style-name="SC_20_All">𖼸<text:tab/>94008<text:tab/>𖼸<text:tab/>16F38<text:tab/>MIAO LETTER DZA</text:span></text:p>
        </text:list-item>
        <text:list-item>
          <text:p text:style-name="P4"><text:span text:style-name="SC_20_All">𖼹<text:tab/>94009<text:tab/>𖼹<text:tab/>16F39<text:tab/>MIAO LETTER YI TSA</text:span></text:p>
        </text:list-item>
        <text:list-item>
          <text:p text:style-name="P4"><text:span text:style-name="SC_20_All">𖼺<text:tab/>94010<text:tab/>𖼺<text:tab/>16F3A<text:tab/>MIAO LETTER SA</text:span></text:p>
        </text:list-item>
        <text:list-item>
          <text:p text:style-name="P4"><text:span text:style-name="SC_20_All">𖼻<text:tab/>94011<text:tab/>𖼻<text:tab/>16F3B<text:tab/>MIAO LETTER ZA</text:span></text:p>
        </text:list-item>
        <text:list-item>
          <text:p text:style-name="P4"><text:span text:style-name="SC_20_All">𖼼<text:tab/>94012<text:tab/>𖼼<text:tab/>16F3C<text:tab/>MIAO LETTER ZSA</text:span></text:p>
        </text:list-item>
        <text:list-item>
          <text:p text:style-name="P4"><text:span text:style-name="SC_20_All">𖼽<text:tab/>94013<text:tab/>𖼽<text:tab/>16F3D<text:tab/>MIAO LETTER ZZA</text:span></text:p>
        </text:list-item>
        <text:list-item>
          <text:p text:style-name="P4"><text:span text:style-name="SC_20_All">𖼾<text:tab/>94014<text:tab/>𖼾<text:tab/>16F3E<text:tab/>MIAO LETTER ZZSA</text:span></text:p>
        </text:list-item>
        <text:list-item>
          <text:p text:style-name="P4"><text:span text:style-name="SC_20_All">𖼿<text:tab/>94015<text:tab/>𖼿<text:tab/>16F3F<text:tab/>MIAO LETTER ARCHAIC ZZA</text:span></text:p>
        </text:list-item>
        <text:list-item>
          <text:p text:style-name="P4"><text:span text:style-name="SC_20_All">𖽀<text:tab/>94016<text:tab/>𖽀<text:tab/>16F40<text:tab/>MIAO LETTER ZZYA</text:span></text:p>
        </text:list-item>
        <text:list-item>
          <text:p text:style-name="P4"><text:span text:style-name="SC_20_All">𖽁<text:tab/>94017<text:tab/>𖽁<text:tab/>16F41<text:tab/>MIAO LETTER ZZSYA</text:span></text:p>
        </text:list-item>
        <text:list-item>
          <text:p text:style-name="P4"><text:span text:style-name="SC_20_All">𖽂<text:tab/>94018<text:tab/>𖽂<text:tab/>16F42<text:tab/>MIAO LETTER WA</text:span></text:p>
        </text:list-item>
        <text:list-item>
          <text:p text:style-name="P4"><text:span text:style-name="SC_20_All">𖽃<text:tab/>94019<text:tab/>𖽃<text:tab/>16F43<text:tab/>MIAO LETTER AH</text:span></text:p>
        </text:list-item>
        <text:list-item>
          <text:p text:style-name="P4"><text:span text:style-name="SC_20_All">𖽄<text:tab/>94020<text:tab/>𖽄<text:tab/>16F44<text:tab/>MIAO LETTER HHA</text:span></text:p>
        </text:list-item>
        <text:list-item>
          <text:p text:style-name="P4"><text:span text:style-name="SC_20_All">𖽐<text:tab/>94032<text:tab/>𖽐<text:tab/>16F50<text:tab/>MIAO LETTER NASALIZATION</text:span></text:p>
        </text:list-item>
        <text:list-item>
          <text:p text:style-name="P4"><text:span text:style-name="SC_20_All">𖽑<text:tab/>94033<text:tab/>𖽑<text:tab/>16F51<text:tab/>MIAO SIGN ASPIRATION</text:span></text:p>
        </text:list-item>
        <text:list-item>
          <text:p text:style-name="P4"><text:span text:style-name="SC_20_All">𖽒<text:tab/>94034<text:tab/>𖽒<text:tab/>16F52<text:tab/>MIAO SIGN REFORMED VOICING</text:span></text:p>
        </text:list-item>
        <text:list-item>
          <text:p text:style-name="P4"><text:span text:style-name="SC_20_All">𖽓<text:tab/>94035<text:tab/>𖽓<text:tab/>16F53<text:tab/>MIAO SIGN REFORMED ASPIRATION</text:span></text:p>
        </text:list-item>
        <text:list-item>
          <text:p text:style-name="P4"><text:span text:style-name="SC_20_All">𖽔<text:tab/>94036<text:tab/>𖽔<text:tab/>16F54<text:tab/>MIAO VOWEL SIGN A</text:span></text:p>
        </text:list-item>
        <text:list-item>
          <text:p text:style-name="P4"><text:span text:style-name="SC_20_All">𖽕<text:tab/>94037<text:tab/>𖽕<text:tab/>16F55<text:tab/>MIAO VOWEL SIGN AA</text:span></text:p>
        </text:list-item>
        <text:list-item>
          <text:p text:style-name="P4"><text:span text:style-name="SC_20_All">𖽖<text:tab/>94038<text:tab/>𖽖<text:tab/>16F56<text:tab/>MIAO VOWEL SIGN AHH</text:span></text:p>
        </text:list-item>
        <text:list-item>
          <text:p text:style-name="P4"><text:span text:style-name="SC_20_All">𖽗<text:tab/>94039<text:tab/>𖽗<text:tab/>16F57<text:tab/>MIAO VOWEL SIGN AN</text:span></text:p>
        </text:list-item>
        <text:list-item>
          <text:p text:style-name="P4"><text:span text:style-name="SC_20_All">𖽘<text:tab/>94040<text:tab/>𖽘<text:tab/>16F58<text:tab/>MIAO VOWEL SIGN ANG</text:span></text:p>
        </text:list-item>
        <text:list-item>
          <text:p text:style-name="P4"><text:span text:style-name="SC_20_All">𖽙<text:tab/>94041<text:tab/>𖽙<text:tab/>16F59<text:tab/>MIAO VOWEL SIGN O</text:span></text:p>
        </text:list-item>
        <text:list-item>
          <text:p text:style-name="P4"><text:span text:style-name="SC_20_All">𖽚<text:tab/>94042<text:tab/>𖽚<text:tab/>16F5A<text:tab/>MIAO VOWEL SIGN OO</text:span></text:p>
        </text:list-item>
        <text:list-item>
          <text:p text:style-name="P4"><text:span text:style-name="SC_20_All">𖽛<text:tab/>94043<text:tab/>𖽛<text:tab/>16F5B<text:tab/>MIAO VOWEL SIGN WO</text:span></text:p>
        </text:list-item>
        <text:list-item>
          <text:p text:style-name="P4"><text:span text:style-name="SC_20_All">𖽜<text:tab/>94044<text:tab/>𖽜<text:tab/>16F5C<text:tab/>MIAO VOWEL SIGN W</text:span></text:p>
        </text:list-item>
        <text:list-item>
          <text:p text:style-name="P4"><text:span text:style-name="SC_20_All">𖽝<text:tab/>94045<text:tab/>𖽝<text:tab/>16F5D<text:tab/>MIAO VOWEL SIGN E</text:span></text:p>
        </text:list-item>
        <text:list-item>
          <text:p text:style-name="P4"><text:span text:style-name="SC_20_All">𖽞<text:tab/>94046<text:tab/>𖽞<text:tab/>16F5E<text:tab/>MIAO VOWEL SIGN EN</text:span></text:p>
        </text:list-item>
        <text:list-item>
          <text:p text:style-name="P4"><text:span text:style-name="SC_20_All">𖽟<text:tab/>94047<text:tab/>𖽟<text:tab/>16F5F<text:tab/>MIAO VOWEL SIGN ENG</text:span></text:p>
        </text:list-item>
        <text:list-item>
          <text:p text:style-name="P4"><text:span text:style-name="SC_20_All">𖽠<text:tab/>94048<text:tab/>𖽠<text:tab/>16F60<text:tab/>MIAO VOWEL SIGN OEY</text:span></text:p>
        </text:list-item>
        <text:list-item>
          <text:p text:style-name="P4"><text:span text:style-name="SC_20_All">𖽡<text:tab/>94049<text:tab/>𖽡<text:tab/>16F61<text:tab/>MIAO VOWEL SIGN I</text:span></text:p>
        </text:list-item>
        <text:list-item>
          <text:p text:style-name="P4"><text:span text:style-name="SC_20_All">𖽢<text:tab/>94050<text:tab/>𖽢<text:tab/>16F62<text:tab/>MIAO VOWEL SIGN IA</text:span></text:p>
        </text:list-item>
        <text:list-item>
          <text:p text:style-name="P4"><text:span text:style-name="SC_20_All">𖽣<text:tab/>94051<text:tab/>𖽣<text:tab/>16F63<text:tab/>MIAO VOWEL SIGN IAN</text:span></text:p>
        </text:list-item>
        <text:list-item>
          <text:p text:style-name="P4"><text:span text:style-name="SC_20_All">𖽤<text:tab/>94052<text:tab/>𖽤<text:tab/>16F64<text:tab/>MIAO VOWEL SIGN IANG</text:span></text:p>
        </text:list-item>
        <text:list-item>
          <text:p text:style-name="P4"><text:span text:style-name="SC_20_All">𖽥<text:tab/>94053<text:tab/>𖽥<text:tab/>16F65<text:tab/>MIAO VOWEL SIGN IO</text:span></text:p>
        </text:list-item>
        <text:list-item>
          <text:p text:style-name="P4"><text:span text:style-name="SC_20_All">𖽦<text:tab/>94054<text:tab/>𖽦<text:tab/>16F66<text:tab/>MIAO VOWEL SIGN IE</text:span></text:p>
        </text:list-item>
        <text:list-item>
          <text:p text:style-name="P4"><text:span text:style-name="SC_20_All">𖽧<text:tab/>94055<text:tab/>𖽧<text:tab/>16F67<text:tab/>MIAO VOWEL SIGN II</text:span></text:p>
        </text:list-item>
        <text:list-item>
          <text:p text:style-name="P4"><text:span text:style-name="SC_20_All">𖽨<text:tab/>94056<text:tab/>𖽨<text:tab/>16F68<text:tab/>MIAO VOWEL SIGN IU</text:span></text:p>
        </text:list-item>
        <text:list-item>
          <text:p text:style-name="P4"><text:soft-page-break/><text:span text:style-name="SC_20_All">𖽩<text:tab/>94057<text:tab/>𖽩<text:tab/>16F69<text:tab/>MIAO VOWEL SIGN ING</text:span></text:p>
        </text:list-item>
        <text:list-item>
          <text:p text:style-name="P4"><text:span text:style-name="SC_20_All">𖽪<text:tab/>94058<text:tab/>𖽪<text:tab/>16F6A<text:tab/>MIAO VOWEL SIGN U</text:span></text:p>
        </text:list-item>
        <text:list-item>
          <text:p text:style-name="P4"><text:span text:style-name="SC_20_All">𖽫<text:tab/>94059<text:tab/>𖽫<text:tab/>16F6B<text:tab/>MIAO VOWEL SIGN UA</text:span></text:p>
        </text:list-item>
        <text:list-item>
          <text:p text:style-name="P4"><text:span text:style-name="SC_20_All">𖽬<text:tab/>94060<text:tab/>𖽬<text:tab/>16F6C<text:tab/>MIAO VOWEL SIGN UAN</text:span></text:p>
        </text:list-item>
        <text:list-item>
          <text:p text:style-name="P4"><text:span text:style-name="SC_20_All">𖽭<text:tab/>94061<text:tab/>𖽭<text:tab/>16F6D<text:tab/>MIAO VOWEL SIGN UANG</text:span></text:p>
        </text:list-item>
        <text:list-item>
          <text:p text:style-name="P4"><text:span text:style-name="SC_20_All">𖽮<text:tab/>94062<text:tab/>𖽮<text:tab/>16F6E<text:tab/>MIAO VOWEL SIGN UU</text:span></text:p>
        </text:list-item>
        <text:list-item>
          <text:p text:style-name="P4"><text:span text:style-name="SC_20_All">𖽯<text:tab/>94063<text:tab/>𖽯<text:tab/>16F6F<text:tab/>MIAO VOWEL SIGN UEI</text:span></text:p>
        </text:list-item>
        <text:list-item>
          <text:p text:style-name="P4"><text:span text:style-name="SC_20_All">𖽰<text:tab/>94064<text:tab/>𖽰<text:tab/>16F70<text:tab/>MIAO VOWEL SIGN UNG</text:span></text:p>
        </text:list-item>
        <text:list-item>
          <text:p text:style-name="P4"><text:span text:style-name="SC_20_All">𖽱<text:tab/>94065<text:tab/>𖽱<text:tab/>16F71<text:tab/>MIAO VOWEL SIGN Y</text:span></text:p>
        </text:list-item>
        <text:list-item>
          <text:p text:style-name="P4"><text:span text:style-name="SC_20_All">𖽲<text:tab/>94066<text:tab/>𖽲<text:tab/>16F72<text:tab/>MIAO VOWEL SIGN YI</text:span></text:p>
        </text:list-item>
        <text:list-item>
          <text:p text:style-name="P4"><text:span text:style-name="SC_20_All">𖽳<text:tab/>94067<text:tab/>𖽳<text:tab/>16F73<text:tab/>MIAO VOWEL SIGN AE</text:span></text:p>
        </text:list-item>
        <text:list-item>
          <text:p text:style-name="P4"><text:span text:style-name="SC_20_All">𖽴<text:tab/>94068<text:tab/>𖽴<text:tab/>16F74<text:tab/>MIAO VOWEL SIGN AEE</text:span></text:p>
        </text:list-item>
        <text:list-item>
          <text:p text:style-name="P4"><text:span text:style-name="SC_20_All">𖽵<text:tab/>94069<text:tab/>𖽵<text:tab/>16F75<text:tab/>MIAO VOWEL SIGN ERR</text:span></text:p>
        </text:list-item>
        <text:list-item>
          <text:p text:style-name="P4"><text:span text:style-name="SC_20_All">𖽶<text:tab/>94070<text:tab/>𖽶<text:tab/>16F76<text:tab/>MIAO VOWEL SIGN ROUNDED ERR</text:span></text:p>
        </text:list-item>
        <text:list-item>
          <text:p text:style-name="P4"><text:span text:style-name="SC_20_All">𖽷<text:tab/>94071<text:tab/>𖽷<text:tab/>16F77<text:tab/>MIAO VOWEL SIGN ER</text:span></text:p>
        </text:list-item>
        <text:list-item>
          <text:p text:style-name="P4"><text:span text:style-name="SC_20_All">𖽸<text:tab/>94072<text:tab/>𖽸<text:tab/>16F78<text:tab/>MIAO VOWEL SIGN ROUNDED ER</text:span></text:p>
        </text:list-item>
        <text:list-item>
          <text:p text:style-name="P4"><text:span text:style-name="SC_20_All">𖽹<text:tab/>94073<text:tab/>𖽹<text:tab/>16F79<text:tab/>MIAO VOWEL SIGN AI</text:span></text:p>
        </text:list-item>
        <text:list-item>
          <text:p text:style-name="P4"><text:span text:style-name="SC_20_All">𖽺<text:tab/>94074<text:tab/>𖽺<text:tab/>16F7A<text:tab/>MIAO VOWEL SIGN EI</text:span></text:p>
        </text:list-item>
        <text:list-item>
          <text:p text:style-name="P4"><text:span text:style-name="SC_20_All">𖽻<text:tab/>94075<text:tab/>𖽻<text:tab/>16F7B<text:tab/>MIAO VOWEL SIGN AU</text:span></text:p>
        </text:list-item>
        <text:list-item>
          <text:p text:style-name="P4"><text:span text:style-name="SC_20_All">𖽼<text:tab/>94076<text:tab/>𖽼<text:tab/>16F7C<text:tab/>MIAO VOWEL SIGN OU</text:span></text:p>
        </text:list-item>
        <text:list-item>
          <text:p text:style-name="P4"><text:span text:style-name="SC_20_All">𖽽<text:tab/>94077<text:tab/>𖽽<text:tab/>16F7D<text:tab/>MIAO VOWEL SIGN N</text:span></text:p>
        </text:list-item>
        <text:list-item>
          <text:p text:style-name="P4"><text:span text:style-name="SC_20_All">𖽾<text:tab/>94078<text:tab/>𖽾<text:tab/>16F7E<text:tab/>MIAO VOWEL SIGN NG</text:span></text:p>
        </text:list-item>
        <text:list-item>
          <text:p text:style-name="P4"><text:span text:style-name="SC_20_All">𖾏<text:tab/>94095<text:tab/>𖾏<text:tab/>16F8F<text:tab/>MIAO TONE RIGHT</text:span></text:p>
        </text:list-item>
        <text:list-item>
          <text:p text:style-name="P4"><text:span text:style-name="SC_20_All">𖾐<text:tab/>94096<text:tab/>𖾐<text:tab/>16F90<text:tab/>MIAO TONE TOP RIGHT</text:span></text:p>
        </text:list-item>
        <text:list-item>
          <text:p text:style-name="P4"><text:span text:style-name="SC_20_All">𖾑<text:tab/>94097<text:tab/>𖾑<text:tab/>16F91<text:tab/>MIAO TONE ABOVE</text:span></text:p>
        </text:list-item>
        <text:list-item>
          <text:p text:style-name="P4"><text:span text:style-name="SC_20_All">𖾒<text:tab/>94098<text:tab/>𖾒<text:tab/>16F92<text:tab/>MIAO TONE BELOW</text:span></text:p>
        </text:list-item>
        <text:list-item>
          <text:p text:style-name="P4"><text:span text:style-name="SC_20_All">𖾓<text:tab/>94099<text:tab/>𖾓<text:tab/>16F93<text:tab/>MIAO LETTER TONE-2</text:span></text:p>
        </text:list-item>
        <text:list-item>
          <text:p text:style-name="P4"><text:span text:style-name="SC_20_All">𖾔<text:tab/>94100<text:tab/>𖾔<text:tab/>16F94<text:tab/>MIAO LETTER TONE-3</text:span></text:p>
        </text:list-item>
        <text:list-item>
          <text:p text:style-name="P4"><text:span text:style-name="SC_20_All">𖾕<text:tab/>94101<text:tab/>𖾕<text:tab/>16F95<text:tab/>MIAO LETTER TONE-4</text:span></text:p>
        </text:list-item>
        <text:list-item>
          <text:p text:style-name="P4"><text:span text:style-name="SC_20_All">𖾖<text:tab/>94102<text:tab/>𖾖<text:tab/>16F96<text:tab/>MIAO LETTER TONE-5</text:span></text:p>
        </text:list-item>
        <text:list-item>
          <text:p text:style-name="P4"><text:span text:style-name="SC_20_All">𖾗<text:tab/>94103<text:tab/>𖾗<text:tab/>16F97<text:tab/>MIAO LETTER TONE-6</text:span></text:p>
        </text:list-item>
        <text:list-item>
          <text:p text:style-name="P4"><text:span text:style-name="SC_20_All">𖾘<text:tab/>94104<text:tab/>𖾘<text:tab/>16F98<text:tab/>MIAO LETTER TONE-7</text:span></text:p>
        </text:list-item>
        <text:list-item>
          <text:p text:style-name="P4"><text:span text:style-name="SC_20_All">𖾙<text:tab/>94105<text:tab/>𖾙<text:tab/>16F99<text:tab/>MIAO LETTER TONE-8</text:span></text:p>
        </text:list-item>
        <text:list-item>
          <text:p text:style-name="P4"><text:span text:style-name="SC_20_All">𖾚<text:tab/>94106<text:tab/>𖾚<text:tab/>16F9A<text:tab/>MIAO LETTER REFORMED TONE-1</text:span></text:p>
        </text:list-item>
        <text:list-item>
          <text:p text:style-name="P4"><text:span text:style-name="SC_20_All">𖾛<text:tab/>94107<text:tab/>𖾛<text:tab/>16F9B<text:tab/>MIAO LETTER REFORMED TONE-2</text:span></text:p>
        </text:list-item>
        <text:list-item>
          <text:p text:style-name="P4"><text:span text:style-name="SC_20_All">𖾜<text:tab/>94108<text:tab/>𖾜<text:tab/>16F9C<text:tab/>MIAO LETTER REFORMED TONE-4</text:span></text:p>
        </text:list-item>
        <text:list-item>
          <text:p text:style-name="P4"><text:span text:style-name="SC_20_All">𖾝<text:tab/>94109<text:tab/>𖾝<text:tab/>16F9D<text:tab/>MIAO LETTER REFORMED TONE-5</text:span></text:p>
        </text:list-item>
        <text:list-item>
          <text:p text:style-name="P4"><text:span text:style-name="SC_20_All">𖾞<text:tab/>94110<text:tab/>𖾞<text:tab/>16F9E<text:tab/>MIAO LETTER REFORMED TONE-6</text:span></text:p>
        </text:list-item>
        <text:list-item>
          <text:p text:style-name="P4"><text:span text:style-name="SC_20_All">𖾟<text:tab/>94111<text:tab/>𖾟<text:tab/>16F9F<text:tab/>MIAO LETTER REFORMED TONE-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dobe Arabic" svg:font-family="'Adobe Arabic'"/>
    <style:font-face style:name="Adobe Heiti Std R" svg:font-family="'Adobe Heiti Std R'"/>
    <style:font-face style:name="Myriad Pro" svg:font-family="'Myriad Pro'"/>
    <style:font-face style:name="Miao Unicode Gr:c2sc=1" svg:font-family="'Miao Unicode Gr:c2sc=1'" style:font-adornments="Regular" style:font-pitch="variable"/>
    <style:font-face style:name="Miao Unicode Gr:onum=1" svg:font-family="'Miao Unicode Gr:onum=1'" style:font-adornments="Regular" style:font-pitch="variable"/>
    <style:font-face style:name="Miao Unicode Gr:onum=1&amp;smcp=1" svg:font-family="'Miao Unicode Gr:onum=1&amp;smcp=1'" style:font-adornments="Regular" style:font-pitch="variable"/>
    <style:font-face style:name="Miao Unicode Gr:smcp=1" svg:font-family="'Miao Unicode Gr:smcp=1'" style:font-adornments="Regular" style:font-pitch="variable"/>
    <style:font-face style:name="Mro Unicode" svg:font-family="'Mro Unicode'" style:font-adornments="Regular" style:font-pitch="variable"/>
  </office:font-face-decls>
  <office:styles>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7pt" style:language-complex="ar" style:country-complex="LB"/>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Myriad Pro" fo:font-size="12pt" fo:language="en" fo:country="GB" style:letter-kerning="true" style:font-name-asian="Adobe Heiti Std R" style:font-size-asian="12pt" style:language-asian="zh" style:country-asian="CN" style:font-name-complex="Adobe Arabic" style:font-size-complex="17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Miao Unicode Gr:onum=1" fo:font-size="12pt" fo:language="zxx" fo:country="none"/>
    </style:style>
    <style:style style:name="Heading" style:family="paragraph" style:parent-style-name="Standard" style:next-style-name="Text_20_body" style:class="text">
      <style:paragraph-properties fo:margin-top="1.01mm" fo:margin-bottom="0mm" style:contextual-spacing="false" fo:keep-with-next="always"/>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name="Myriad Pro" style:font-name-asian="Adobe Heiti Std R" style:font-name-complex="Adobe Arabic"/>
    </style:style>
    <style:style style:name="Caption" style:family="paragraph" style:parent-style-name="Standard" style:class="extra">
      <style:paragraph-properties fo:margin-top="2.12mm" fo:margin-bottom="2.12mm" style:contextual-spacing="false" text:number-lines="false" text:line-number="0"/>
      <style:text-properties style:font-name="Myriad Pro" fo:font-size="12pt" fo:font-style="italic" style:font-name-asian="Adobe Heiti Std R" style:font-size-asian="12pt" style:font-style-asian="italic" style:font-name-complex="Adobe Arabic" style:font-size-complex="17pt" style:font-style-complex="italic"/>
    </style:style>
    <style:style style:name="Index" style:family="paragraph" style:parent-style-name="Standard" style:class="index">
      <style:paragraph-properties text:number-lines="false" text:line-number="0"/>
      <style:text-properties style:font-name="Myriad Pro" style:font-name-asian="Adobe Heiti Std R" style:font-name-complex="Adobe Arab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style:page-number="auto"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Miao Unicode Gr:smcp=1"/>
    </style:style>
    <style:style style:name="Heading_20_2" style:display-name="Heading 2" style:family="paragraph" style:parent-style-name="Heading" style:next-style-name="Text_20_body" style:default-outline-level="2" style:class="text">
      <style:text-properties style:font-name="Miao Unicode Gr:onum=1&amp;smcp=1"/>
    </style:style>
    <style:style style:name="Heading_20_3" style:display-name="Heading 3" style:family="paragraph" style:parent-style-name="Heading" style:next-style-name="Text_20_body" style:default-outline-level="3" style:class="text">
      <style:text-properties fo:color="#666666"/>
    </style:style>
    <style:style style:name="Mro_20_Unicode" style:display-name="Mro Unicode" style:family="text">
      <style:text-properties style:font-name="Mro Unicode" style:font-name-complex="Mro Unicode"/>
    </style:style>
    <style:style style:name="Numbering_20_Symbols" style:display-name="Numbering Symbols" style:family="text"/>
    <style:style style:name="SC" style:family="text">
      <style:text-properties style:font-name="Miao Unicode Gr:smcp=1"/>
    </style:style>
    <style:style style:name="SC_20_All" style:display-name="SC All" style:family="text" style:parent-style-name="SC">
      <style:text-properties style:font-name="Miao Unicode Gr:c2sc=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text:start-value="0">
        <style:list-level-properties text:list-level-position-and-space-mode="label-alignment">
          <style:list-level-label-alignment text:label-followed-by="listtab" text:list-tab-stop-position="10mm" fo:text-indent="-10mm" fo:margin-left="10mm"/>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start-value="0">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start-value="0">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start-value="0">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start-value="0">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start-value="0">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start-value="0">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start-value="0">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start-value="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meta:initial-creator>
    <meta:creation-date>2013-04-28T21:38:17</meta:creation-date>
    <dc:date>2013-05-04T18:18:15</dc:date>
    <dc:creator>Philip </dc:creator>
    <meta:editing-duration>PT9H28M36S</meta:editing-duration>
    <meta:editing-cycles>121</meta:editing-cycles>
    <meta:generator>LibreOffice/4.0.2.2$Linux_x86 LibreOffice_project/400m0$Build-2</meta:generator>
    <meta:document-statistic meta:table-count="1" meta:image-count="0" meta:object-count="0" meta:page-count="5" meta:paragraph-count="228" meta:word-count="2944" meta:character-count="7751" meta:non-whitespace-character-count="6197"/>
  </office:meta>
</office:document-meta>
</file>